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office:automatic-styles>
  <office:body>
    <office:text text:use-soft-page-breaks="true">
      <text:p text:style-name="P1">Gesprekverslag vergadering 21-11-2022</text:p>
      <text:p text:style-name="Normal">Aanwezigen: Edwin, Beau, Justin, Lucas en Wim</text:p>
      <text:p text:style-name="Normal">Afwezig: Stef, Bowie</text:p>
      <text:p text:style-name="Normal">Op Maandag 21 november hebben wij een vergadering gehad samen met de klant Edwin Koolhaas.</text:p>
      <text:p text:style-name="Normal">De volgende onderwerpen zijn aan toepassing gekomen,</text:p>
      <text:list text:style-name="LFO1" text:continue-numbering="true">
        <text:list-item>
          <text:p text:style-name="P2">Mogelijke oplossing bandwidth probleem van AO.Alkmaar.</text:p>
          <text:list text:continue-numbering="true">
            <text:list-item>
              <text:p text:style-name="P3">We hebben besproken hoe het bandwidth probleem te oplossen is. We gaan de video’s extern hosten en via de user inladen in plaats van via de applicatie zelf. Dit zal ervoor moeten zorgen dat er een stuk minder bandwidth aan video gegevens wordt geladen op de website zelf voor nu. In de toekomst zouden we moeten kijken naar een hosting service.</text:p>
            </text:list-item>
          </text:list>
        </text:list-item>
        <text:list-item>
          <text:p text:style-name="P4">Studenten database vanuit horizon.</text:p>
          <text:list text:continue-numbering="true">
            <text:list-item>
              <text:p text:style-name="P5">Verder hebben we besproken of het mogelijk was om alles te vergrendelen achter horizon accounts, dit<text:s/>houdt<text:s/>in dat de gebruiker via zijn horizon inlog gegevens moet inloggen om bij de website te komen.<text:s/>Enigszins<text:s/>een nadeel hieraan is dat we rechten moeten krijgen voor de database van de horizon gebruikers. We gaan er vanuit dat dit niet verlengt gaat worden aan ons. Om dit op te lossen hebben we een alternatief bedacht om de beheerder rechten mogelijk aan de IT beheerder te geven zodat de privacy rechten van de studenten gewaarborgd blijft.</text:p>
            </text:list-item>
          </text:list>
        </text:list-item>
        <text:list-item>
          <text:p text:style-name="P6">Toekomst.</text:p>
          <text:list text:continue-numbering="true">
            <text:list-item>
              <text:p text:style-name="P7">We hebben het gehad over de toekomst van de applicatie en of het mogelijk te realiseren valt om mogelijk door te zetten naar horizon/sector breed binnen het horizon, hier zullen we meer te weten komen na de volgende 2 sprints.</text:p>
            </text:list-item>
            <text:list-item>
              <text:p text:style-name="P8">Eigendom van de applicatie is ook ten sprake gekomen voor na onze opleiding hierover gaan we de komende sprint nadenken en komen we hierop terug hoe dit te realiseren valt.</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ult, Wim van de</meta:initial-creator>
    <dc:creator>Bult, Wim van de</dc:creator>
    <meta:creation-date>2022-11-21T11:55:00Z</meta:creation-date>
    <dc:date>2022-11-21T11:55:00Z</dc:date>
    <meta:template xlink:href="Normal" xlink:type="simple"/>
    <meta:editing-cycles>2</meta:editing-cycles>
    <meta:editing-duration>PT120S</meta:editing-duration>
    <meta:document-statistic meta:page-count="1" meta:paragraph-count="3" meta:word-count="244" meta:character-count="1637" meta:row-count="11" meta:non-whitespace-character-count="1396"/>
  </office:meta>
</office:document-meta>
</file>